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753cm" svg:height="1.204cm" svg:x="24.038cm" svg:y="29.291cm">
          <draw:text-box>
            <text:p><text:span text:style-name="T4">sum: 12 </text:span></text:p>
          </draw:text-box>
        </draw:frame>
        <draw:frame draw:style-name="gr6" draw:text-style-name="P4" draw:layer="layout" svg:width="3.279cm" svg:height="1.204cm" svg:x="24.238cm" svg:y="30.191cm">
          <draw:text-box>
            <text:p><text:span text:style-name="T4">min: 12</text:span></text:p>
          </draw:text-box>
        </draw:frame>
        <draw:custom-shape draw:style-name="gr5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31.638cm" svg:y="29.292cm">
          <draw:text-box>
            <text:p><text:span text:style-name="T4">sum: -8</text:span></text:p>
          </draw:text-box>
        </draw:frame>
        <draw:frame draw:style-name="gr6" draw:text-style-name="P4" draw:layer="layout" svg:width="3.093cm" svg:height="1.204cm" svg:x="31.838cm" svg:y="30.192cm">
          <draw:text-box>
            <text:p><text:span text:style-name="T4">min: -8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8cm" svg:y="43.99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30.765cm" svg:y="43.995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2" draw:text-style-name="P2" draw:layer="layout" svg:width="2.729cm" svg:height="2.67cm" svg:x="28.117cm" svg:y="49.39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30.764cm" svg:y="49.396cm">
          <text:p text:style-name="P1"><text:span text:style-name="T2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20:08.269543721</dc:date>
    <dc:creator>elucterio </dc:creator>
    <meta:editing-duration>PT3H58M30S</meta:editing-duration>
    <meta:editing-cycles>40</meta:editing-cycles>
    <meta:generator>LibreOffice/4.2.8.2$Linux_X86_64 LibreOffice_project/420m0$Build-2</meta:generator>
    <meta:document-statistic meta:object-count="218"/>
  </office:meta>
</office:document-meta>
</file>